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/>
    </style:style>
    <style:style style:name="co1" style:family="table-column">
      <style:table-column-properties style:column-width="4.276cm" style:use-optimal-column-width="false"/>
    </style:style>
    <style:style style:name="co2" style:family="table-column">
      <style:table-column-properties style:column-width="12.724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3.166cm"/>
    </style:style>
    <style:style style:name="ro3" style:family="table-row">
      <style:table-row-properties style:row-height="1.96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3cm" svg:height="1.4cm" svg:x="4cm" svg:y="1.5cm">
          <text:p text:style-name="P1"><text:span text:style-name="T1">Caso de uso.</text:span></text:p>
          <text:p text:style-name="P1"><text:span text:style-name="T1">Aviso fin de plazo 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6.999cm" svg:height="10.279cm" svg:x="2.3cm" svg:y="1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ctores</text:span></text:p>
              </table:table-cell>
              <table:table-cell>
                <text:p><text:span text:style-name="T1">Cliente y Administrador</text:span></text:p>
              </table:table-cell>
            </table:table-row>
            <table:table-row table:style-name="ro2">
              <table:table-cell table:style-name="ce2">
                <text:p><text:span text:style-name="T2">Descripción corta</text:span></text:p>
              </table:table-cell>
              <table:table-cell table:style-name="ce3">
                <text:p><text:span text:style-name="T3">El administrador recibe un aviso de que no se puede proceder a la cancelación de la reserva porque está fuera de plazo. <text:s/></text:span></text:p>
              </table:table-cell>
            </table:table-row>
            <table:table-row table:style-name="ro3">
              <table:table-cell table:style-name="ce3">
                <text:p><text:span text:style-name="T2">Descripción completa</text:span></text:p>
              </table:table-cell>
              <table:table-cell table:style-name="ce2">
                <text:list text:style-name="L3">
                  <text:list-item>
                    <text:p><text:span text:style-name="T4"><text:s/></text:span><text:span text:style-name="T4">Comprobación en el servidor de la </text:span><text:span text:style-name="T5">fechaFinCancelación</text:span><text:span text:style-name="T4"> de la reserva. </text:span></text:p>
                    <text:p><text:span text:style-name="T4"/></text:p>
                  </text:list-item>
                  <text:list-item>
                    <text:p><text:span text:style-name="T4"><text:s/></text:span><text:span text:style-name="T4">Si la fecha y hora actual es menor a la </text:span><text:span text:style-name="T5">fechaFinCancelación</text:span><text:span text:style-name="T4">, no hará nada. </text:span></text:p>
                    <text:p><text:span text:style-name="T4"/></text:p>
                  </text:list-item>
                  <text:list-item>
                    <text:p><text:span text:style-name="T4"><text:s/></text:span><text:span text:style-name="T4">Si la fecha y hora actual, e mayor a la </text:span><text:span text:style-name="T5">fechaFinCancelación</text:span><text:span text:style-name="T4"> mostrará <text:s/>un mensaje al administrador, indicándole la </text:span><text:span text:style-name="T5">fechaFinCancelación</text:span><text:span text:style-name="T4"> que tiene la </text:span><text:span text:style-name="T5">Id-Reserva</text:span><text:span text:style-name="T4"> introducida</text:span><text:span text:style-name="T6">.</text:span></text:p>
                    <text:p><text:span text:style-name="T2"/></text:p>
                  </text:list-item>
                </text:list>
              </table:table-cell>
            </table:table-row>
            <table:table-row table:style-name="ro1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layer="layout" svg:width="12.9cm" svg:height="7.2cm" svg:x="4.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9cm" svg:height="3.7cm" svg:x="5.4cm" svg:y="5.9cm">
          <text:p text:style-name="P1"><text:span text:style-name="T7">La reserva </text:span><text:span text:style-name="T8">ID-Reserva</text:span><text:span text:style-name="T7">, no se puede cancelar </text:span></text:p>
          <text:p text:style-name="P1"><text:span text:style-name="T7">porque el plazo de cancelación terminó:</text:span></text:p>
          <text:p text:style-name="P1"><text:span text:style-name="T9"/></text:p>
          <text:p text:style-name="P1"><text:span text:style-name="T8"><text:s/></text:span><text:span text:style-name="T8">dd.mm.aa hh:mm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1:03:29.15</meta:creation-date>
    <dc:date>2017-04-07T13:46:23.83</dc:date>
    <meta:editing-duration>PT2H41M41S</meta:editing-duration>
    <meta:editing-cycles>4</meta:editing-cycles>
    <meta:generator>LibreOffice/3.5$Windows_x86 LibreOffice_project/7e68ba2-a744ebf-1f241b7-c506db1-7d53735</meta:generator>
    <meta:document-statistic meta:object-count="4"/>
  </office:meta>
</office:document-meta>
</file>